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2cm" fo:min-width="2.36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588cm" svg:x="1.635cm" svg:y="1.317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3.175cm" svg:height="1.588cm" svg:x="1.635cm" svg:y="14.017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7T16:41:45.057507965</meta:creation-date>
    <dc:date>2022-07-07T18:05:28.630119934</dc:date>
    <meta:editing-duration>PT1H13M33S</meta:editing-duration>
    <meta:editing-cycles>1</meta:editing-cycles>
    <meta:document-statistic meta:object-count="2"/>
    <meta:generator>LibreOffice/7.3.4.2$Linux_X86_64 LibreOffice_project/30$Build-2</meta:generator>
  </office:meta>
</office:document-meta>
</file>